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FloatConvertor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lainFloatConvertor.convertFromString( String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lainFloat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Float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